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c7d" officeooo:paragraph-rsid="0009bc7d"/>
    </style:style>
    <style:style style:name="P2" style:family="paragraph" style:parent-style-name="Standard" style:list-style-name="L1">
      <style:text-properties officeooo:rsid="0009bc7d" officeooo:paragraph-rsid="0009bc7d"/>
    </style:style>
    <style:style style:name="P3" style:family="paragraph" style:parent-style-name="Standard">
      <style:text-properties fo:font-size="18pt" fo:font-weight="bold" officeooo:rsid="0009bc7d" officeooo:paragraph-rsid="0009bc7d" style:font-size-asian="18pt" style:font-weight-asian="bold" style:font-size-complex="18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9bc7d" officeooo:paragraph-rsid="0009bc7d"/>
    </style:style>
    <style:style style:name="P5" style:family="paragraph" style:parent-style-name="Standard" style:list-style-name="L1">
      <style:text-properties style:text-underline-style="solid" style:text-underline-width="auto" style:text-underline-color="font-color" fo:font-weight="bold" officeooo:rsid="0009bc7d" officeooo:paragraph-rsid="0009bc7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09ca3f" officeooo:paragraph-rsid="0009ca3f"/>
    </style:style>
    <style:style style:name="P7" style:family="paragraph" style:parent-style-name="Standard" style:list-style-name="L1">
      <style:text-properties style:text-underline-style="none" fo:font-weight="normal" officeooo:rsid="0009bc7d" officeooo:paragraph-rsid="0009bc7d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officeooo:rsid="0009ca3f" officeooo:paragraph-rsid="0009ca3f" style:font-weight-asian="normal" style:font-weight-complex="normal"/>
    </style:style>
    <style:style style:name="P9" style:family="paragraph" style:parent-style-name="Standard" style:list-style-name="L2">
      <style:text-properties style:text-underline-style="none" officeooo:rsid="0009ca3f" officeooo:paragraph-rsid="0009ca3f"/>
    </style:style>
    <style:style style:name="P10" style:family="paragraph" style:parent-style-name="Standard">
      <style:text-properties style:text-underline-style="none" officeooo:rsid="0009ca3f" officeooo:paragraph-rsid="0009ca3f"/>
    </style:style>
    <style:style style:name="P11" style:family="paragraph" style:parent-style-name="Standard" style:list-style-name="L2">
      <style:text-properties style:text-underline-style="none" officeooo:rsid="000bb0ca" officeooo:paragraph-rsid="000bb0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9ca3f"/>
    </style:style>
    <style:style style:name="T4" style:family="text">
      <style:text-properties officeooo:rsid="000bb0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moria TFG</text:p>
      <text:p text:style-name="P1"/>
      <text:p text:style-name="P4">Diseño General</text:p>
      <text:list xml:id="list3276350453" text:style-name="L1">
        <text:list-item>
          <text:p text:style-name="P2">Caratula </text:p>
        </text:list-item>
        <text:list-item>
          <text:p text:style-name="P2">Portada</text:p>
        </text:list-item>
        <text:list-item>
          <text:p text:style-name="P2">Cita y dedicatoria (no obligatoria)</text:p>
        </text:list-item>
        <text:list-item>
          <text:p text:style-name="P2">Índices (indice, indice de tablas y/o figuras)</text:p>
        </text:list-item>
        <text:list-item>
          <text:p text:style-name="P2">Agradecimientos (no obligatoria)</text:p>
        </text:list-item>
        <text:list-item>
          <text:p text:style-name="P2">Resumen y palabras clave (<text:span text:style-name="T1">no debe ocupar más de una página. Las palabras clave deben ir al final de la misma</text:span>) </text:p>
        </text:list-item>
        <text:list-item>
          <text:p text:style-name="P2"><text:span text:style-name="T2">Abstract y keywords </text:span><text:span text:style-name="T1">no debe ocupar más de una página. Las palabras clave deben ir al final de la misma</text:span><text:span text:style-name="T2">) <text:s/>→ Traducción fidedigna del resumen y de las palabras claves</text:span></text:p>
        </text:list-item>
        <text:list-item>
          <text:p text:style-name="P2"><text:span text:style-name="T2">Glosario de símbolos: glosario de símbolos matemáticos. Necesario solo si hay muchas fórmulas con simbología engorrosa</text:span></text:p>
        </text:list-item>
        <text:list-item>
          <text:p text:style-name="P5">Cuerpo (CONTENIDO A EVALUAR → 40 PÁGINAS MÁXIMO)</text:p>
        </text:list-item>
        <text:list-item>
          <text:p text:style-name="P7">Bibliografías y/o referencias: no se deben citar documentos no referenciados en el texto. Utilizar formato de referenciación etandar.</text:p>
        </text:list-item>
        <text:list-item>
          <text:p text:style-name="P7">Citas y elaboración de bibliografía</text:p>
        </text:list-item>
        <text:list-item>
          <text:p text:style-name="P7">Apéndices y anexos: <text:span text:style-name="T3">No obligatorios y no evaluables. Utilizar solo si aportan compresión y consistencia al cuerpo.</text:span></text:p>
        </text:list-item>
        <text:list-item>
          <text:p text:style-name="P8">Acrónimos o glosario: no es imprescindible. Aconsejable si se abusa de siglas, para dotar de mayor claridad al documento si no se explican en el cuerpo del documento. </text:p>
        </text:list-item>
        <text:list-item>
          <text:p text:style-name="P8">Definiciones: igual que el punto anterior. </text:p>
        </text:list-item>
        <text:list-item>
          <text:p text:style-name="P8">Glosario de términos: añadirlo en un capitulo aparte al final del documento. <text:s/></text:p>
        </text:list-item>
      </text:list>
      <text:p text:style-name="P1"/>
      <text:p text:style-name="P6">Cuerpo del TFG</text:p>
      <text:p text:style-name="P10">Varía según el tipo de TFG (tecnológico vs científico)</text:p>
      <text:list xml:id="list3148924075" text:style-name="L2">
        <text:list-item>
          <text:p text:style-name="P9">Introducción: obligatoria. Introducción del tema y motivación de la realización de dicho trabajo. (2-4 páginas)</text:p>
        </text:list-item>
        <text:list-item>
          <text:p text:style-name="P9">Estado del arte: obligatorio. Revisión del tema a tratar</text:p>
        </text:list-item>
        <text:list-item>
          <text:p text:style-name="P9">Diseño (*)</text:p>
        </text:list-item>
        <text:list-item>
          <text:p text:style-name="P9">Implementación (*)</text:p>
        </text:list-item>
        <text:list-item>
          <text:p text:style-name="P9">Desarrollo: explicar como se ha desarrollado la investigación (equivalente a implementación del tecnológico). Metodología seguida, plan de trabajo propuesto, como se ha desarrollado cada tarea, citando BREVEMENTE resultados obtenidos (explicación detallada de estos en el apartado de resultados)</text:p>
        </text:list-item>
        <text:list-item>
          <text:p text:style-name="P9">Pruebas (*)</text:p>
        </text:list-item>
        <text:list-item>
          <text:p text:style-name="P9">Experimentos: explicación de los experimentos realizados en toda su extensión. Explicar base de datos utilizada, protocolo experimental…</text:p>
        </text:list-item>
        <text:list-item>
          <text:p text:style-name="P9">Resultados: <text:span text:style-name="T4">se presentan e interpretan los resultados obtenidos en los experimentos. Se puede unir al apartado de experimentos. </text:span></text:p>
        </text:list-item>
        <text:list-item>
          <text:p text:style-name="P11">Conclusiones: obligatorio. (1-2 <text:s/>páginas). Repasar objetivos planteados e ir determinando su grado de consecución.</text:p>
        </text:list-item>
        <text:list-item>
          <text:p text:style-name="P11">Trabajo futuro: se pueden presentar ideas para el futuro partiendo de la base del trabajo realizado. Opcional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5T18:58:17.106956718</meta:creation-date>
    <dc:date>2021-05-05T19:25:57.550684230</dc:date>
    <meta:editing-duration>PT5M</meta:editing-duration>
    <meta:editing-cycles>1</meta:editing-cycles>
    <meta:document-statistic meta:table-count="0" meta:image-count="0" meta:object-count="0" meta:page-count="1" meta:paragraph-count="29" meta:word-count="353" meta:character-count="2246" meta:non-whitespace-character-count="1938"/>
    <meta:generator>LibreOffice/7.0.5.2$Linux_X86_64 LibreOffice_project/00$Build-2</meta:generator>
  </office:meta>
</office:document-meta>
</file>